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weight="bold" style:font-weight-asian="bold" style:font-weight-complex="bold"/>
    </style:style>
    <style:style style:name="P3" style:family="paragraph" style:parent-style-name="Standard">
      <style:text-properties style:font-name="Arial1" officeooo:paragraph-rsid="0008bcae"/>
    </style:style>
    <style:style style:name="P4" style:family="paragraph" style:parent-style-name="Standard">
      <style:text-properties style:font-name="Arial1" officeooo:rsid="0008bcae" officeooo:paragraph-rsid="0008bcae"/>
    </style:style>
    <style:style style:name="P5" style:family="paragraph" style:parent-style-name="Standard">
      <style:text-properties officeooo:paragraph-rsid="0008bcae"/>
    </style:style>
    <style:style style:name="T1" style:family="text">
      <style:text-properties style:font-name="Arial1"/>
    </style:style>
    <style:style style:name="T2" style:family="text">
      <style:text-properties style:font-name="Arial1" officeooo:rsid="0008bcae"/>
    </style:style>
    <style:style style:name="T3" style:family="text">
      <style:text-properties style:font-name="Arial1" fo:font-weight="bold" officeooo:rsid="0008bcae" style:font-weight-asian="bold" style:font-weight-complex="bold"/>
    </style:style>
    <style:style style:name="T4" style:family="text">
      <style:text-properties style:font-name="Arial1" fo:font-weight="normal" officeooo:rsid="0008bca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gramma.</text:p>
      <text:p text:style-name="P4">Autore: Andrea Spina</text:p>
      <text:p text:style-name="P4">Data creazione: 01/04/2023</text:p>
      <text:p text:style-name="P4">Ultimo aggiornamento: 11/04/2023</text:p>
      <text:p text:style-name="P4">Linguaggio: c++</text:p>
      <text:p text:style-name="P4"/>
      <text:p text:style-name="P4"/>
      <text:p text:style-name="P1">Per utilizzare il programma, segui questi passi:</text:p>
      <text:p text:style-name="P1"/>
      <text:p text:style-name="P2">Conosci il dispositivo: </text:p>
      <text:p text:style-name="P2"/>
      <text:p text:style-name="P1">Prima di tutto, devi conoscere il tipo di dispositivo Shelly compatibile con il programma. Queste informazioni sono disponibili sul sito web dei dispositivi Shelly. Inoltre, devi conoscere l'identificativo del dispositivo, che puoi trovare nelle informazioni del dispositivo nell'app Shelly o sulla pagina web del dispositivo.</text:p>
      <text:p text:style-name="P1">Assicurati che il dispositivo sia connesso: </text:p>
      <text:p text:style-name="P1">Assicurati che il dispositivo che vuoi collegare all'applicazione sia connesso alla stessa rete Wi-Fi e al broker MQTT. Se il dispositivo non è connesso, il programma non potrà gestirlo.</text:p>
      <text:p text:style-name="P1"/>
      <text:p text:style-name="P2">Componi l'ID del dispositivo: </text:p>
      <text:p text:style-name="P2"/>
      <text:p text:style-name="P1">Dopo aver ottenuto l'identificativo del dispositivo, devi comporre l'ID completo necessario per il programma. L'ID è composto dal tipo di dispositivo seguito dal suo identificativo (ad esempio, "shellyplug-s-80646F815A57"). Questo ID verrà utilizzato per identificare il dispositivo nell'intero programma.</text:p>
      <text:p text:style-name="P1"/>
      <text:p text:style-name="P2">Crea il dispositivo: </text:p>
      <text:p text:style-name="P2"/>
      <text:p text:style-name="P1">Per creare il dispositivo, assicurati che sia connesso al broker MQTT (impostazioni sulla pagina web dedicata del dispositivo) e apri un terminale Mosquitto per comunicare con il broker. Il comando per creare il dispositivo è composto da:</text:p>
      <text:p text:style-name="Standard"><text:span text:style-name="Source_20_Text"><text:span text:style-name="T1">mosquitto_pub -h &lt;host&gt; -t Shelly/CreateDevices/ -m &lt;ID_del_dispositivo&gt;</text:span></text:span></text:p>
      <text:p text:style-name="P1">Dove:</text:p>
      <text:p text:style-name="Standard"><text:span text:style-name="Source_20_Text"><text:span text:style-name="T1">&lt;host&gt;</text:span></text:span><text:span text:style-name="T1"> è l'indirizzo IP del broker MQTT</text:span></text:p>
      <text:p text:style-name="Standard"><text:span text:style-name="Source_20_Text"><text:span text:style-name="T1">&lt;ID_del_dispositivo&gt;</text:span></text:span><text:span text:style-name="T1"> è l'ID del dispositivo che hai composto in precedenza</text:span></text:p>
      <text:p text:style-name="P1">Questo comando invia un messaggio al broker MQTT per creare un nuovo dispositivo con l'ID specificato. Una volta che il dispositivo è stato creato con successo, puoi utilizzare il programma per gestirlo.</text:p>
      <text:p text:style-name="P1"/>
      <text:p text:style-name="P2">Ricorda che i dispositivi compatibili con il programma includono </text:p>
      <text:p text:style-name="P2"/>
      <text:p text:style-name="P1">ShellyBulbDuo (lampadina smart), </text:p>
      <text:p text:style-name="P1">shellyplug-s (presa smart), </text:p>
      <text:p text:style-name="P1">shellyht (sensore di umidità e temperatura) </text:p>
      <text:p text:style-name="P1">shellydw2 (sensore porta temperatura luce vibrazione e tilt).</text:p>
      <text:p text:style-name="P1"/>
      <text:p text:style-name="P2">Eliminazione dispositivo:</text:p>
      <text:p text:style-name="P2"/>
      <text:p text:style-name="P5"><text:span text:style-name="Source_20_Text"><text:span text:style-name="T1">La procedura per eliminare un dispositivo dal programma è la seguente:</text:span></text:span></text:p>
      <text:p text:style-name="P3">Apri un terminale Mosquitto per comunicare con il broker MQTT.</text:p>
      <text:p text:style-name="P1"><text:soft-page-break/>Crea una stringa simile alla precedente, ma con il topic che sarà "Shelly/DeleteDevices/":</text:p>
      <text:p text:style-name="P1"/>
      <text:p text:style-name="Standard"><text:span text:style-name="Source_20_Text"><text:span text:style-name="T1">mosquitto_pub -h &lt;host&gt; -t Shelly/DeleteDevices/ -m &lt;ID_del_dispositivo&gt;</text:span></text:span></text:p>
      <text:p text:style-name="P1">Dove:</text:p>
      <text:p text:style-name="Standard"><text:span text:style-name="Source_20_Text"><text:span text:style-name="T1">&lt;host&gt;</text:span></text:span><text:span text:style-name="T1"> è l'indirizzo IP del broker MQTT</text:span></text:p>
      <text:p text:style-name="Standard"><text:span text:style-name="Source_20_Text"><text:span text:style-name="T1">&lt;ID_del_dispositivo&gt; </text:span></text:span><text:span text:style-name="T1">è l'ID del dispositivo che vuoi eliminare</text:span></text:p>
      <text:p text:style-name="P1">Questo comando invia un messaggio al broker MQTT per eliminare il dispositivo specificato.</text:p>
      <text:p text:style-name="P1"/>
      <text:p text:style-name="P1">Verifica che il dispositivo sia stato eliminato correttamente: controlla le risposte del programma per verificare che il dispositivo sia stato eliminato correttamente.</text:p>
      <text:p text:style-name="P1">È importante notare che se il dispositivo è incluso nella gestione di una routine, non verrà considerato eliminato. Inoltre, assicurati di verificare che il dispositivo sia stato effettivamente eliminato dalla pagina web del dispositivo o dall'app Shelly.</text:p>
      <text:p text:style-name="P1">Ricorda di prestare attenzione durante l'eliminazione dei dispositivi, poiché questa operazione è definitiva e non può essere annullata.</text:p>
      <text:p text:style-name="Standard"><text:span text:style-name="Source_20_Text"/></text:p>
      <text:p text:style-name="P5"><text:span text:style-name="Source_20_Text"><text:span text:style-name="T3">Gestione dei dispositivi tramite file di testo all’interno della directory:</text:span></text:span></text:p>
      <text:p text:style-name="P5"><text:span text:style-name="Source_20_Text"/></text:p>
      <text:p text:style-name="P5"><text:span text:style-name="Source_20_Text"><text:span text:style-name="T2">Per gestire i dispositivi creati sul file txt la procedura è la seguente:</text:span></text:span></text:p>
      <text:p text:style-name="P5"><text:span text:style-name="Source_20_Text"><text:span text:style-name="T2">il file txt chiamato dispositivi.txt presente sulla cartella Devices ha al suo interno tutti i dispositivi creati nel programma.Se si vuole inserire uno o più dispositivi basta inserire gli id dei dispositivi all’interno del txt separati dall’accapo </text:span></text:span></text:p>
      <text:p text:style-name="P5"><text:span text:style-name="Source_20_Text"/></text:p>
      <text:p text:style-name="P5"><text:span text:style-name="Source_20_Text"><text:span text:style-name="T2">Esempio:</text:span></text:span></text:p>
      <text:p text:style-name="P3"><text:span text:style-name="Source_20_Text"><text:span text:style-name="T2">shellyplug-s-80646F815A57<text:line-break/>shellyht-283729</text:span></text:span></text:p>
      <text:p text:style-name="P3"><text:span text:style-name="Source_20_Text"><text:span text:style-name="T2">shellyht-237191</text:span></text:span></text:p>
      <text:p text:style-name="P5"><text:span text:style-name="Source_20_Text"/></text:p>
      <text:p text:style-name="P5"><text:span text:style-name="Source_20_Text"><text:span text:style-name="T2">Questi devono essere aggiunti o eliminati quando il programma non è in esecuzione, esso si occuperà di crearli o eliminarli.Se questa procedura si esegue quando il programma è in esecuzione ci potrebbero verificare problemi. </text:span></text:span></text:p>
      <text:p text:style-name="P5"><text:span text:style-name="Source_20_Text"/></text:p>
      <text:p text:style-name="P5"><text:span text:style-name="Source_20_Text"><text:span text:style-name="T3">Creazione Routine:</text:span></text:span></text:p>
      <text:p text:style-name="Standard"><text:span text:style-name="Source_20_Text"><text:span text:style-name="T1">La creazione di una routines è una procedura più complicata rispetto alla creazione.</text:span></text:span></text:p>
      <text:p text:style-name="P5"><text:span text:style-name="Source_20_Text"><text:span text:style-name="T2">Per la gestione si usa il formato json. GUARDA IL FILE EXCELL DEDICATO.</text:span></text:span></text:p>
      <text:p text:style-name="P5"><text:span text:style-name="Source_20_Text"/></text:p>
      <text:p text:style-name="P5"><text:span text:style-name="Source_20_Text"><text:span text:style-name="T2">Si può eseguire anche tramite MQTT con la seguente procedura.</text:span></text:span></text:p>
      <text:p text:style-name="P5"><text:span text:style-name="Source_20_Text"><text:span text:style-name="T1">mosquitto_pub -h &lt;host&gt; -t Shelly/</text:span></text:span><text:span text:style-name="Source_20_Text"><text:span text:style-name="T2">CreateRoutines</text:span></text:span><text:span text:style-name="Source_20_Text"><text:span text:style-name="T1">/ -m &lt;</text:span></text:span><text:span text:style-name="Source_20_Text"><text:span text:style-name="T2">json</text:span></text:span><text:span text:style-name="Source_20_Text"><text:span text:style-name="T1">&gt;</text:span></text:span></text:p>
      <text:p text:style-name="P3">Dove:</text:p>
      <text:p text:style-name="P5"><text:span text:style-name="Source_20_Text"><text:span text:style-name="T1">&lt;host&gt; </text:span></text:span><text:span text:style-name="T1">è l'indirizzo IP del broker MQTT</text:span></text:p>
      <text:p text:style-name="P5"><text:span text:style-name="Source_20_Text"><text:span text:style-name="T1">&lt;</text:span></text:span><text:span text:style-name="Source_20_Text"><text:span text:style-name="T2">json</text:span></text:span><text:span text:style-name="Source_20_Text"><text:span text:style-name="T1">&gt; </text:span></text:span><text:span text:style-name="Source_20_Text"><text:span text:style-name="T2">json dove è secificato il comportamento.</text:span></text:span></text:p>
      <text:p text:style-name="P5"><text:span text:style-name="Source_20_Text"/></text:p>
      <text:p text:style-name="P5"><text:span text:style-name="Source_20_Text"><text:span text:style-name="T2">Il json potrà essere passato tramite file o tramite testo sul -m, questo non dovrà contenere spazi e i caratteri “ dovranno essere preceduti dal carattere /</text:span></text:span></text:p>
      <text:p text:style-name="P5"><text:span text:style-name="Source_20_Text"><text:span text:style-name="T2">qui dei tool che ti possono aiutare con la modifica del json per soddisfare le precedenti condizioni</text:span></text:span></text:p>
      <text:p text:style-name="P5"><text:span text:style-name="Source_20_Text"/></text:p>
      <text:p text:style-name="P5"><text:span text:style-name="Source_20_Text"><text:span text:style-name="T2">Rimuovi gli spazi: </text:span></text:span><text:a xlink:type="simple" xlink:href="https://www.browserling.com/tools/remove-all-whitespace" text:style-name="Internet_20_link" text:visited-style-name="Visited_20_Internet_20_Link"><text:span text:style-name="Source_20_Text"><text:span text:style-name="T2">Link</text:span></text:span></text:a></text:p>
      <text:p text:style-name="P5"><text:span text:style-name="Source_20_Text"><text:span text:style-name="T2">Aggiungi il carattere/ : </text:span></text:span><text:a xlink:type="simple" xlink:href="https://www.browserling.com/tools/add-slashes" text:style-name="Internet_20_link" text:visited-style-name="Visited_20_Internet_20_Link"><text:span text:style-name="Source_20_Text"><text:span text:style-name="T2">Link</text:span></text:span></text:a></text:p>
      <text:p text:style-name="P5"><text:soft-page-break/><text:span text:style-name="Source_20_Text"><text:span text:style-name="T2">Nota bene che la routine sarà 1a1 ovvero che ci sarà una condizione che se soddisfatta eseguirà un comando. Non tutti i dispositivi possono eseguire comandi.</text:span></text:span></text:p>
      <text:p text:style-name="P5"><text:span text:style-name="Source_20_Text"><text:span text:style-name="T2">Il nome della routines dovrà essere univoca.</text:span></text:span></text:p>
      <text:p text:style-name="P3"><text:span text:style-name="Source_20_Text"/></text:p>
      <text:p text:style-name="P5"><text:span text:style-name="Source_20_Text"><text:span text:style-name="T1"><text:line-break/></text:span></text:span><text:span text:style-name="Source_20_Text"><text:span text:style-name="T2"><text:line-break/></text:span></text:span><text:span text:style-name="Source_20_Text"><text:span text:style-name="T3">Modifica stato della Routine: </text:span></text:span></text:p>
      <text:p text:style-name="P5"><text:span text:style-name="Source_20_Text"><text:span text:style-name="T2">Il programma può modificare un parametro chiamato status, questo permette al programma di capire se la routine è abilitata o disabilitata.</text:span></text:span></text:p>
      <text:p text:style-name="P5"><text:span text:style-name="Source_20_Text"><text:span text:style-name="T2">Per modificare lo stato è necessario conoscere il nome univoco della routine.</text:span></text:span></text:p>
      <text:p text:style-name="P5"><text:span text:style-name="Source_20_Text"><text:span text:style-name="T2">Puoi modificare lo stato della routines direttamente sul file della routinesche si trova sulla cartella Routines.Assicurati che il prgramma non sia in esecuzione.</text:span></text:span></text:p>
      <text:p text:style-name="P5"><text:span text:style-name="Source_20_Text"><text:span text:style-name="T2">La modifica può essere fatta anche con un messaggio mqtt come segue:</text:span></text:span></text:p>
      <text:p text:style-name="P5"><text:span text:style-name="Source_20_Text"/></text:p>
      <text:p text:style-name="Standard"><text:span text:style-name="Source_20_Text"><text:span text:style-name="T1">mosquitto_pub -h &lt;host&gt; -t Shelly/StateRoutines/ -m {\"name\":\"NOMEROUTINES\",\"status\":\"enabled\"}</text:span></text:span></text:p>
      <text:p text:style-name="Standard"><text:span text:style-name="Source_20_Text"/></text:p>
      <text:p text:style-name="P5"><text:span text:style-name="Source_20_Text"><text:span text:style-name="T3">Eliminazione Routines:</text:span></text:span></text:p>
      <text:p text:style-name="P5"><text:span text:style-name="Source_20_Text"><text:span text:style-name="T4">L’eliminazione di una routines puo essere fatta eliminando il file della routine o mandando un messaggio sul cmd di mosquitto come segue.</text:span></text:span></text:p>
      <text:p text:style-name="P5"><text:span text:style-name="Source_20_Text"/></text:p>
      <text:p text:style-name="P5"><text:span text:style-name="Source_20_Text"><text:span text:style-name="T4">mosquitto_pub -h localhost -t Shelly/DeleteRoutines/ -m NOMEROUTIN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161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09:46:50.102000000</meta:creation-date>
    <dc:date>2023-05-12T11:13:55.348000000</dc:date>
    <meta:editing-duration>PT1H26M11S</meta:editing-duration>
    <meta:editing-cycles>3</meta:editing-cycles>
    <meta:generator>LibreOffice/7.5.3.2$Windows_X86_64 LibreOffice_project/9f56dff12ba03b9acd7730a5a481eea045e468f3</meta:generator>
    <meta:document-statistic meta:table-count="0" meta:image-count="0" meta:object-count="0" meta:page-count="3" meta:paragraph-count="66" meta:word-count="773" meta:character-count="5407" meta:non-whitespace-character-count="4687"/>
  </office:meta>
</office:document-meta>
</file>